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2.0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147cm" fo:min-width="2.04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0.926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4.267cm"/>
    </style:style>
    <style:style style:name="gr10" style:family="graphic" style:parent-style-name="standard">
      <style:graphic-properties draw:stroke="none" svg:stroke-color="#000000" draw:fill="none" draw:fill-color="#ffffff" fo:min-height="18.2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e6e6ff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 draw:fill-color="#ffffff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397cm" svg:x="3.667cm" svg:y="4.102cm">
          <text:p text:style-name="P1"><text:span text:style-name="T1">TargetSta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4.81cm" svg:y="6.388cm">
          <text:p text:style-name="P1"><text:span text:style-name="T1">Obs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8.366cm" svg:y="4.483cm">
          <text:p text:style-name="P1"><text:span text:style-name="T1">Expos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8.62cm" svg:y="6.515cm">
          <text:p text:style-name="P1"><text:span text:style-name="T1">Chart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2.049cm" svg:y="4.483cm">
          <text:p text:style-name="P1"><text:span text:style-name="T1">TreeViewN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2.176cm" svg:y="6.515cm">
          <text:p text:style-name="P1"><text:span text:style-name="T1">BasicTreeVie</text:span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9.001cm" svg:y="9.563cm">
          <text:p text:style-name="P1"><text:span text:style-name="T1">ColorErrorBo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2.684cm" svg:y="9.436cm">
          <text:p text:style-name="P1"><text:span text:style-name="T1">Err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9.763cm" svg:y="11.849cm">
          <text:p text:style-name="P1"><text:span text:style-name="T1">BVRI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4.937cm" svg:y="11.976cm">
          <text:p text:style-name="P1"><text:span text:style-name="T1">Global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6.715cm" svg:y="14.516cm">
          <text:p text:style-name="P1"><text:span text:style-name="T1">Analysis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0.906cm" svg:y="14.262cm">
          <text:p text:style-name="P1"><text:span text:style-name="T1">TextTabFromF</text:span><text:span text:style-name="T1">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4.97cm" svg:y="14.262cm">
          <text:p text:style-name="P1"><text:span text:style-name="T1">GlobalSumma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9.509cm" svg:y="17.31cm">
          <text:p text:style-name="P1"><text:span text:style-name="T1">T</text:span><text:span text:style-name="T1">e</text:span><text:span text:style-name="T1">x</text:span><text:span text:style-name="T1">t</text:span><text:span text:style-name="T1">T</text:span><text:span text:style-name="T1">a</text:span><text:span text:style-name="T1">b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3.319cm" svg:y="17.437cm">
          <text:p text:style-name="P1"><text:span text:style-name="T1">OneSt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4.048cm" svg:y="9.436cm">
          <text:p text:style-name="P1"><text:span text:style-name="T1">StackColor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2.778cm" svg:y="14.516cm">
          <text:p text:style-name="P1"><text:span text:style-name="T1">StackPa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397cm" svg:x="22.082cm" svg:y="5.953cm">
          <text:p text:style-name="P1"><text:span text:style-name="T1">Fits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5.318cm" svg:y="19.088cm">
          <text:p text:style-name="P1"><text:span text:style-name="T1">T</text:span><text:span text:style-name="T1">h</text:span><text:span text:style-name="T1">u</text:span><text:span text:style-name="T1">m</text:span><text:span text:style-name="T1">b</text:span><text:span text:style-name="T1">n</text:span><text:span text:style-name="T1">a</text:span><text:span text:style-name="T1">i</text:span><text:span text:style-name="T1">l</text:span><text:span text:style-name="T1">B</text:span><text:span text:style-name="T1">o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3.954cm" svg:y="11.595cm">
          <text:p text:style-name="P1"><text:span text:style-name="T1">ThumbnailPa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15.986cm" svg:y="7.404cm">
          <text:p text:style-name="P1"><text:span text:style-name="T1">FilterPa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397cm" svg:x="22.082cm" svg:y="8.493cm">
          <text:p text:style-name="P1"><text:span text:style-name="T1">FitsThumbn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397cm" svg:x="20.939cm" svg:y="16.367cm">
          <text:p text:style-name="P1"><text:span text:style-name="T1">ImagePa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352cm" svg:y1="8.493cm" svg:x2="23.352cm" svg:y2="7.35cm" draw:start-shape="id1" draw:start-glue-point="0" draw:end-shape="id2" draw:end-glue-point="2" svg:d="M23352 8493v-1143" svg:viewBox="0 0 1 1144">
          <text:p/>
        </draw:connector>
      </draw:page>
      <draw:page draw:name="page2" draw:style-name="dp1" draw:master-page-name="Default">
        <draw:custom-shape draw:style-name="gr1" draw:text-style-name="P2" xml:id="id3" draw:id="id3" draw:layer="layout" svg:width="2.54cm" svg:height="1.397cm" svg:x="10.525cm" svg:y="1.254cm">
          <text:p text:style-name="P1"><text:span text:style-name="T1">root_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397cm" svg:x="10.525cm" svg:y="3.413cm">
          <text:p text:style-name="P1"><text:span text:style-name="T1">mainbox_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795cm" svg:y1="2.651cm" svg:x2="11.795cm" svg:y2="3.413cm" draw:start-shape="id3" draw:start-glue-point="2" draw:end-shape="id4" draw:end-glue-point="0" svg:d="M11795 2651v762" svg:viewBox="0 0 1 763">
          <text:p/>
        </draw:connector>
        <draw:frame draw:style-name="gr3" draw:text-style-name="P3" draw:layer="layout" svg:width="7.112cm" svg:height="0.725cm" svg:x="13.192cm" svg:y="3.577cm">
          <draw:text-box>
            <text:p><text:span text:style-name="T2">HBox</text:span></text:p>
          </draw:text-box>
        </draw:frame>
        <draw:custom-shape draw:style-name="gr1" draw:text-style-name="P2" xml:id="id5" draw:id="id5" draw:layer="layout" svg:width="2.54cm" svg:height="1.397cm" svg:x="5.318cm" svg:y="6.334cm">
          <text:p text:style-name="P1"><text:span text:style-name="T1">thumbnail_vert_s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397cm" svg:x="11.668cm" svg:y="6.334cm">
          <text:p text:style-name="P1"><text:span text:style-name="T1">scrolled_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397cm" svg:x="17.891cm" svg:y="6.334cm">
          <text:p text:style-name="P1"><text:span text:style-name="T1">imagebox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5cm" svg:height="0.725cm" svg:x="20.558cm" svg:y="6.752cm">
          <draw:text-box>
            <text:p><text:span text:style-name="T2">VBox</text:span></text:p>
          </draw:text-box>
        </draw:frame>
        <draw:frame draw:style-name="gr4" draw:text-style-name="P3" draw:layer="layout" svg:width="3.683cm" svg:height="0.725cm" svg:x="13.954cm" svg:y="6.715cm">
          <draw:text-box>
            <text:p><text:span text:style-name="T2">ScrolledWindow</text:span></text:p>
          </draw:text-box>
        </draw:frame>
        <draw:frame draw:style-name="gr3" draw:text-style-name="P3" draw:layer="layout" svg:width="1.905cm" svg:height="0.725cm" svg:x="8.112cm" svg:y="6.752cm">
          <draw:text-box>
            <text:p><text:span text:style-name="T2">VBox</text:span></text:p>
          </draw:text-box>
        </draw:frame>
        <draw:connector draw:style-name="gr2" draw:text-style-name="P1" draw:layer="layout" svg:x1="11.795cm" svg:y1="4.81cm" svg:x2="6.588cm" svg:y2="6.334cm" draw:start-shape="id4" draw:start-glue-point="2" draw:end-shape="id5" draw:end-glue-point="0" svg:d="M11795 4810v761h-5207v763" svg:viewBox="0 0 5208 1525">
          <text:p/>
        </draw:connector>
        <draw:connector draw:style-name="gr2" draw:text-style-name="P1" draw:layer="layout" svg:x1="11.795cm" svg:y1="4.81cm" svg:x2="12.938cm" svg:y2="6.334cm" draw:start-shape="id4" draw:start-glue-point="2" draw:end-shape="id6" draw:end-glue-point="0" svg:d="M11795 4810v761h1143v763" svg:viewBox="0 0 1144 1525">
          <text:p/>
        </draw:connector>
        <draw:connector draw:style-name="gr2" draw:text-style-name="P1" draw:layer="layout" svg:x1="11.795cm" svg:y1="4.81cm" svg:x2="19.161cm" svg:y2="6.334cm" draw:start-shape="id4" draw:start-glue-point="2" draw:end-shape="id7" svg:d="M11795 4810v761h7366v763" svg:viewBox="0 0 7367 1525">
          <text:p/>
        </draw:connector>
      </draw:page>
      <draw:page draw:name="page3" draw:style-name="dp1" draw:master-page-name="Default">
        <draw:custom-shape draw:style-name="gr5" draw:text-style-name="P4" xml:id="id8" draw:id="id8" draw:layer="layout" svg:width="2.54cm" svg:height="1.397cm" svg:x="2.397cm" svg:y="1.116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2.54cm" svg:height="1.397cm" svg:x="4.937cm" svg:y="3.275cm">
          <text:p text:style-name="P1"><text:span text:style-name="T1">DisplayChart(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.667cm" svg:y1="2.513cm" svg:x2="4.937cm" svg:y2="3.973cm" draw:start-shape="id8" draw:start-glue-point="2" draw:end-shape="id9" draw:end-glue-point="3" svg:d="M3667 2513v1460h1270" svg:viewBox="0 0 1271 1461">
          <text:p/>
        </draw:connector>
        <draw:custom-shape draw:style-name="gr1" draw:text-style-name="P2" xml:id="id10" draw:id="id10" draw:layer="layout" svg:width="2.54cm" svg:height="1.397cm" svg:x="4.937cm" svg:y="4.926cm">
          <text:p text:style-name="P1"><text:span text:style-name="T1">ThumbnailPan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3.667cm" svg:y1="2.513cm" svg:x2="4.937cm" svg:y2="5.624cm" draw:start-shape="id8" draw:start-glue-point="2" draw:end-shape="id10" draw:end-glue-point="3" svg:d="M3667 2513v3111h1270" svg:viewBox="0 0 1271 3112">
          <text:p/>
        </draw:connector>
        <draw:custom-shape draw:style-name="gr1" draw:text-style-name="P2" xml:id="id11" draw:id="id11" draw:layer="layout" svg:width="2.54cm" svg:height="1.397cm" svg:x="4.937cm" svg:y="6.577cm">
          <text:p text:style-name="P1"><text:span text:style-name="T1">BasicTreeView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937cm" svg:y1="7.275cm" svg:x2="3.667cm" svg:y2="2.513cm" draw:start-shape="id11" draw:start-glue-point="3" draw:end-shape="id8" draw:end-glue-point="2" svg:d="M4937 7275h-1270v-4762" svg:viewBox="0 0 1271 4763">
          <text:p/>
        </draw:connector>
        <draw:custom-shape draw:style-name="gr1" draw:text-style-name="P2" xml:id="id12" draw:id="id12" draw:layer="layout" svg:width="2.54cm" svg:height="1.397cm" svg:x="4.937cm" svg:y="8.228cm">
          <text:p text:style-name="P1"><text:span text:style-name="T1">TextTabs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937cm" svg:y1="8.926cm" svg:x2="3.667cm" svg:y2="2.513cm" draw:start-shape="id12" draw:start-glue-point="3" draw:end-shape="id8" draw:end-glue-point="2" svg:d="M4937 8926h-1270v-6413" svg:viewBox="0 0 1271 6414">
          <text:p/>
        </draw:connector>
        <draw:custom-shape draw:style-name="gr1" draw:text-style-name="P2" xml:id="id13" draw:id="id13" draw:layer="layout" svg:width="2.54cm" svg:height="1.397cm" svg:x="4.937cm" svg:y="14.979cm">
          <text:p text:style-name="P1"><text:span text:style-name="T1">ImagePan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937cm" svg:y1="15.677cm" svg:x2="3.667cm" svg:y2="2.513cm" draw:start-shape="id13" draw:start-glue-point="3" draw:end-shape="id8" draw:end-glue-point="2" svg:d="M4937 15677h-1270v-13164" svg:viewBox="0 0 1271 13165">
          <text:p/>
        </draw:connector>
        <draw:custom-shape draw:style-name="gr1" draw:text-style-name="P2" xml:id="id14" draw:id="id14" draw:layer="layout" svg:width="2.54cm" svg:height="1.397cm" svg:x="4.937cm" svg:y="16.68cm">
          <text:p text:style-name="P1"><text:span text:style-name="T1">StackPan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937cm" svg:y1="17.378cm" svg:x2="3.667cm" svg:y2="2.513cm" draw:start-shape="id14" draw:start-glue-point="3" draw:end-shape="id8" draw:end-glue-point="2" svg:d="M4937 17378h-1270v-14865" svg:viewBox="0 0 1271 14866">
          <text:p/>
        </draw:connector>
        <draw:custom-shape draw:style-name="gr1" draw:text-style-name="P2" xml:id="id15" draw:id="id15" draw:layer="layout" svg:width="2.54cm" svg:height="1.397cm" svg:x="9.763cm" svg:y="3.275cm">
          <text:p text:style-name="P1"><text:span text:style-name="T1">ChartCach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3.973cm" svg:x2="9.763cm" svg:y2="3.973cm" draw:start-shape="id9" draw:start-glue-point="1" draw:end-shape="id15" draw:end-glue-point="3" svg:d="M7477 3973h2286" svg:viewBox="0 0 2287 1">
          <text:p/>
        </draw:connector>
        <draw:custom-shape draw:style-name="gr1" draw:text-style-name="P2" xml:id="id16" draw:id="id16" draw:layer="layout" svg:width="2.54cm" svg:height="1.397cm" svg:x="8.366cm" svg:y="4.926cm">
          <text:p text:style-name="P1"><text:span text:style-name="T1">FilterPan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5.624cm" svg:x2="8.366cm" svg:y2="5.624cm" draw:start-shape="id10" draw:start-glue-point="1" draw:end-shape="id16" draw:end-glue-point="3" svg:d="M7477 5624h889" svg:viewBox="0 0 890 1">
          <text:p/>
        </draw:connector>
        <draw:custom-shape draw:style-name="gr1" draw:text-style-name="P2" xml:id="id17" draw:id="id17" draw:layer="layout" svg:width="2.54cm" svg:height="1.397cm" svg:x="11.541cm" svg:y="4.926cm">
          <text:p text:style-name="P1"><text:span text:style-name="T1">ThumbnailBox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906cm" svg:y1="5.624cm" svg:x2="11.541cm" svg:y2="5.624cm" draw:start-shape="id16" draw:start-glue-point="1" draw:end-shape="id17" draw:end-glue-point="3" svg:d="M10906 5624h635" svg:viewBox="0 0 636 1">
          <text:p/>
        </draw:connector>
        <draw:custom-shape draw:style-name="gr1" draw:text-style-name="P2" xml:id="id18" draw:id="id18" draw:layer="layout" svg:width="2.54cm" svg:height="1.397cm" svg:x="14.589cm" svg:y="4.926cm">
          <text:p text:style-name="P1"><text:span text:style-name="T1">FitsThumbnail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4.081cm" svg:y1="5.624cm" svg:x2="14.589cm" svg:y2="5.624cm" draw:start-shape="id17" draw:start-glue-point="1" draw:end-shape="id18" draw:end-glue-point="3" svg:d="M14081 5624h508" svg:viewBox="0 0 509 1">
          <text:p/>
        </draw:connector>
        <draw:custom-shape draw:style-name="gr1" draw:text-style-name="P2" xml:id="id19" draw:id="id19" draw:layer="layout" svg:width="2.54cm" svg:height="1.397cm" svg:x="14.589cm" svg:y="3.021cm">
          <text:p text:style-name="P1"><text:span text:style-name="T1">FitsView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5.859cm" svg:y1="4.926cm" svg:x2="15.859cm" svg:y2="4.418cm" draw:start-shape="id18" draw:start-glue-point="0" draw:end-shape="id19" draw:end-glue-point="2" svg:d="M15859 4926v-508" svg:viewBox="0 0 1 509">
          <text:p/>
        </draw:connector>
        <draw:custom-shape draw:style-name="gr1" draw:text-style-name="P2" xml:id="id20" draw:id="id20" draw:layer="layout" svg:width="2.54cm" svg:height="1.397cm" svg:x="8.366cm" svg:y="6.577cm">
          <text:p text:style-name="P1"><text:span text:style-name="T1">TreeViewNod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7.275cm" svg:x2="8.366cm" svg:y2="7.275cm" draw:start-shape="id11" draw:start-glue-point="1" draw:end-shape="id20" draw:end-glue-point="3" svg:d="M7477 7275h889" svg:viewBox="0 0 890 1">
          <text:p/>
        </draw:connector>
        <draw:custom-shape draw:style-name="gr1" draw:text-style-name="P2" xml:id="id21" draw:id="id21" draw:layer="layout" svg:width="2.54cm" svg:height="1.397cm" svg:x="8.566cm" svg:y="8.228cm">
          <text:p text:style-name="P1"><text:span text:style-name="T1">TextTabFromFile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8.926cm" svg:x2="8.566cm" svg:y2="8.926cm" draw:start-shape="id12" draw:start-glue-point="1" draw:end-shape="id21" draw:end-glue-point="3" svg:d="M7477 8926h1089" svg:viewBox="0 0 1090 1">
          <text:p/>
        </draw:connector>
        <draw:custom-shape draw:style-name="gr1" draw:text-style-name="P2" xml:id="id22" draw:id="id22" draw:layer="layout" svg:width="2.54cm" svg:height="1.397cm" svg:x="8.566cm" svg:y="9.879cm">
          <text:p text:style-name="P1"><text:span text:style-name="T1">AnalysisTab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8.926cm" svg:x2="8.566cm" svg:y2="10.577cm" draw:start-shape="id12" draw:start-glue-point="1" draw:end-shape="id22" draw:end-glue-point="3" svg:d="M7477 8926h545v1651h544" svg:viewBox="0 0 1090 1652">
          <text:p/>
        </draw:connector>
        <draw:custom-shape draw:style-name="gr1" draw:text-style-name="P2" xml:id="id23" draw:id="id23" draw:layer="layout" svg:width="2.54cm" svg:height="1.397cm" svg:x="8.593cm" svg:y="11.53cm">
          <text:p text:style-name="P1"><text:span text:style-name="T1">BVRITab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8.926cm" svg:x2="8.593cm" svg:y2="12.228cm" draw:start-shape="id12" draw:start-glue-point="1" draw:end-shape="id23" draw:end-glue-point="3" svg:d="M7477 8926h558v3302h558" svg:viewBox="0 0 1117 3303">
          <text:p/>
        </draw:connector>
        <draw:custom-shape draw:style-name="gr1" draw:text-style-name="P2" xml:id="id24" draw:id="id24" draw:layer="layout" svg:width="2.54cm" svg:height="1.397cm" svg:x="8.62cm" svg:y="13.181cm">
          <text:p text:style-name="P1"><text:span text:style-name="T1">ErrTab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8.926cm" svg:x2="8.62cm" svg:y2="13.879cm" draw:start-shape="id12" draw:start-glue-point="1" draw:end-shape="id24" draw:end-glue-point="3" svg:d="M7477 8926h572v4953h571" svg:viewBox="0 0 1144 4954">
          <text:p/>
        </draw:connector>
        <draw:custom-shape draw:style-name="gr1" draw:text-style-name="P2" xml:id="id25" draw:id="id25" draw:layer="layout" svg:width="2.54cm" svg:height="1.397cm" svg:x="8.239cm" svg:y="14.984cm">
          <text:p text:style-name="P1"><text:span text:style-name="T1">FitsViewe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15.677cm" svg:x2="8.239cm" svg:y2="15.682cm" draw:start-shape="id13" draw:start-glue-point="1" draw:end-shape="id25" draw:end-glue-point="3" svg:d="M7477 15677h381v5h381" svg:viewBox="0 0 763 6">
          <text:p/>
        </draw:connector>
        <draw:custom-shape draw:style-name="gr1" draw:text-style-name="P2" xml:id="id26" draw:id="id26" draw:layer="layout" svg:width="2.54cm" svg:height="1.397cm" svg:x="8.712cm" svg:y="16.672cm">
          <text:p text:style-name="P1"><text:span text:style-name="T1">FitsViewe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17.378cm" svg:x2="8.712cm" svg:y2="17.37cm" draw:start-shape="id14" draw:start-glue-point="1" draw:end-shape="id26" draw:end-glue-point="3" svg:d="M7477 17378h618v-8h617" svg:viewBox="0 0 1236 9">
          <text:p/>
        </draw:connector>
        <draw:custom-shape draw:style-name="gr1" draw:text-style-name="P2" xml:id="id27" draw:id="id27" draw:layer="layout" svg:width="2.54cm" svg:height="1.397cm" svg:x="8.712cm" svg:y="18.323cm">
          <text:p text:style-name="P1"><text:span text:style-name="T1">StackColorData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7.477cm" svg:y1="17.378cm" svg:x2="8.712cm" svg:y2="19.021cm" draw:start-shape="id14" draw:start-glue-point="1" draw:end-shape="id27" draw:end-glue-point="3" svg:d="M7477 17378h618v1643h617" svg:viewBox="0 0 1236 1644">
          <text:p/>
        </draw:connector>
        <draw:frame draw:style-name="gr7" draw:text-style-name="P6" draw:layer="layout" svg:width="9.652cm" svg:height="11.176cm" svg:x="16.748cm" svg:y="9.255cm">
          <draw:text-box>
            <text:p>Modules:</text:p>
            <text:p>- Chart.py</text:p>
            <text:p>- Thumbnail.py</text:p>
            <text:p>- SessionTreeView</text:p>
            <text:p>- AnalysisTab</text:p>
            <text:p>- BVRITab</text:p>
            <text:p>- ErrTab</text:p>
            <text:p>- TextTab</text:p>
            <text:p>- FITSViewer</text:p>
            <text:p>- StackPane</text:p>
            <text:p>- SessionSummary</text:p>
          </draw:text-box>
        </draw:frame>
        <draw:custom-shape draw:style-name="gr1" draw:text-style-name="P2" xml:id="id28" draw:id="id28" draw:layer="layout" svg:width="2.54cm" svg:height="1.397cm" svg:x="11.922cm" svg:y="13.192cm">
          <text:p text:style-name="P1"><text:span text:style-name="T1">ColorErrorBox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1.16cm" svg:y1="13.879cm" svg:x2="11.922cm" svg:y2="13.89cm" draw:start-shape="id24" draw:start-glue-point="1" draw:end-shape="id28" draw:end-glue-point="3" svg:d="M11160 13879h381v11h381" svg:viewBox="0 0 763 12">
          <text:p/>
        </draw:connector>
      </draw:page>
      <draw:page draw:name="page4" draw:style-name="dp1" draw:master-page-name="Default">
        <draw:frame draw:style-name="gr8" draw:text-style-name="P7" draw:layer="layout" svg:width="12.573cm" svg:height="1.143cm" svg:x="7.731cm" svg:y="1.508cm">
          <draw:text-box>
            <text:p>Processing Pipeline for FITSViewer</text:p>
          </draw:text-box>
        </draw:frame>
        <draw:custom-shape draw:style-name="gr1" draw:text-style-name="P2" xml:id="id31" draw:id="id31" draw:layer="layout" svg:width="2.54cm" svg:height="1.397cm" svg:x="2.27cm" svg:y="3.413cm">
          <text:p text:style-name="P1"><text:span text:style-name="T1">hdu_list[0].data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112cm" svg:height="0.725cm" svg:x="4.937cm" svg:y="3.831cm">
          <draw:text-box>
            <text:p><text:span text:style-name="T2">(numpy matrix of floats)</text:span></text:p>
          </draw:text-box>
        </draw:frame>
        <draw:custom-shape draw:style-name="gr1" draw:text-style-name="P2" xml:id="id29" draw:id="id29" draw:layer="layout" svg:width="2.54cm" svg:height="1.397cm" svg:x="6.059cm" svg:y="7.328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623cm" svg:height="0.725cm" svg:x="3.457cm" svg:y="7.096cm">
          <draw:text-box>
            <text:p><text:span text:style-name="T2">.flatten()</text:span></text:p>
          </draw:text-box>
        </draw:frame>
        <draw:frame draw:style-name="gr3" draw:text-style-name="P3" draw:layer="layout" svg:width="7.112cm" svg:height="0.725cm" svg:x="8.599cm" svg:y="7.746cm">
          <draw:text-box>
            <text:p><text:span text:style-name="T2">(numpy flattened array of floats)</text:span></text:p>
          </draw:text-box>
        </draw:frame>
        <draw:custom-shape draw:style-name="gr1" draw:text-style-name="P2" xml:id="id30" draw:id="id30" draw:layer="layout" svg:width="2.54cm" svg:height="1.397cm" svg:x="9.996cm" svg:y="8.979cm">
          <text:p text:style-name="P1"><text:span text:style-name="T1">mas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29cm" svg:y1="8.725cm" svg:x2="9.996cm" svg:y2="9.677cm" draw:start-shape="id29" draw:start-glue-point="2" draw:end-shape="id30" draw:end-glue-point="3" svg:d="M7329 8725v952h2667" svg:viewBox="0 0 2668 953">
          <text:p/>
        </draw:connector>
        <draw:connector draw:style-name="gr2" draw:text-style-name="P1" draw:layer="layout" svg:x1="3.54cm" svg:y1="4.81cm" svg:x2="4.048cm" svg:y2="6.143cm" draw:start-shape="id31" draw:start-glue-point="2" draw:end-shape="id32" draw:end-glue-point="3" svg:d="M3540 4810v1333h508" svg:viewBox="0 0 509 1334">
          <text:p/>
        </draw:connector>
        <draw:custom-shape draw:style-name="gr1" draw:text-style-name="P2" xml:id="id33" draw:id="id33" draw:layer="layout" svg:width="2.54cm" svg:height="1.397cm" svg:x="9.996cm" svg:y="10.757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29cm" svg:y1="8.725cm" svg:x2="9.996cm" svg:y2="11.455cm" draw:start-shape="id29" draw:start-glue-point="2" draw:end-shape="id33" draw:end-glue-point="3" svg:d="M7329 8725v2730h2667" svg:viewBox="0 0 2668 2731">
          <text:p/>
        </draw:connector>
        <draw:frame draw:style-name="gr3" draw:text-style-name="P3" draw:layer="layout" svg:width="7.112cm" svg:height="0.725cm" svg:x="4.389cm" svg:y="10.794cm">
          <draw:text-box>
            <text:p><text:span text:style-name="T2">.rendering_math &amp; clipping</text:span></text:p>
          </draw:text-box>
        </draw:frame>
        <draw:custom-shape draw:style-name="gr1" draw:text-style-name="P2" xml:id="id34" draw:id="id34" draw:layer="layout" svg:width="2.54cm" svg:height="1.397cm" svg:x="11.782cm" svg:y="12.362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66cm" svg:y1="12.154cm" svg:x2="11.782cm" svg:y2="13.06cm" draw:start-shape="id33" draw:start-glue-point="2" draw:end-shape="id34" svg:d="M11266 12154v906h516" svg:viewBox="0 0 517 907">
          <text:p/>
        </draw:connector>
        <draw:frame draw:style-name="gr3" draw:text-style-name="P3" draw:layer="layout" svg:width="7.112cm" svg:height="0.725cm" svg:x="5.324cm" svg:y="12.353cm">
          <draw:text-box>
            <text:p><text:span text:style-name="T2">scale to 0:255 &amp; type-convert</text:span></text:p>
          </draw:text-box>
        </draw:frame>
        <draw:frame draw:style-name="gr3" draw:text-style-name="P3" draw:layer="layout" svg:width="7.112cm" svg:height="0.725cm" svg:x="14.195cm" svg:y="12.616cm">
          <draw:text-box>
            <text:p><text:span text:style-name="T2">(numpy flattened array of uchar8)</text:span></text:p>
          </draw:text-box>
        </draw:frame>
        <draw:custom-shape draw:style-name="gr1" draw:text-style-name="P2" xml:id="id35" draw:id="id35" draw:layer="layout" svg:width="2.54cm" svg:height="1.397cm" svg:x="13.695cm" svg:y="13.967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112cm" svg:height="0.725cm" svg:x="16.362cm" svg:y="14.131cm">
          <draw:text-box>
            <text:p><text:span text:style-name="T2">1-channel bytearray</text:span></text:p>
          </draw:text-box>
        </draw:frame>
        <draw:frame draw:style-name="gr3" draw:text-style-name="P3" draw:layer="layout" svg:width="4.572cm" svg:height="0.725cm" svg:x="18.415cm" svg:y="16.402cm">
          <draw:text-box>
            <text:p><text:span text:style-name="T2">3-channel bytearray</text:span></text:p>
          </draw:text-box>
        </draw:frame>
        <draw:custom-shape draw:style-name="gr1" draw:text-style-name="P2" xml:id="id36" draw:id="id36" draw:layer="layout" svg:width="2.54cm" svg:height="1.397cm" svg:x="15.738cm" svg:y="16.045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65cm" svg:y1="15.364cm" svg:x2="15.738cm" svg:y2="16.743cm" draw:start-shape="id35" draw:start-glue-point="2" draw:end-shape="id36" svg:d="M14965 15364v1379h773" svg:viewBox="0 0 774 1380">
          <text:p/>
        </draw:connector>
        <draw:frame draw:style-name="gr3" draw:text-style-name="P3" draw:layer="layout" svg:width="7.112cm" svg:height="0.725cm" svg:x="14.838cm" svg:y="15.401cm">
          <draw:text-box>
            <text:p><text:span text:style-name="T2">bytearray slicing/assignment</text:span></text:p>
          </draw:text-box>
        </draw:frame>
        <draw:custom-shape draw:style-name="gr1" draw:text-style-name="P2" xml:id="id37" draw:id="id37" draw:layer="layout" svg:width="2.54cm" svg:height="1.397cm" svg:x="18.14cm" svg:y="18.031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175cm" svg:height="0.725cm" svg:x="20.574cm" svg:y="18.307cm">
          <draw:text-box>
            <text:p><text:span text:style-name="T2">Pixbuf/RGB</text:span></text:p>
          </draw:text-box>
        </draw:frame>
        <draw:connector draw:style-name="gr2" draw:text-style-name="P1" draw:layer="layout" svg:x1="17.008cm" svg:y1="17.442cm" svg:x2="18.14cm" svg:y2="18.729cm" draw:start-shape="id36" draw:start-glue-point="2" draw:end-shape="id37" svg:d="M17008 17442v1287h1132" svg:viewBox="0 0 1133 1288">
          <text:p/>
        </draw:connector>
        <draw:frame draw:style-name="gr3" draw:text-style-name="P3" draw:layer="layout" svg:width="7.112cm" svg:height="0.725cm" svg:x="16.997cm" svg:y="17.396cm">
          <draw:text-box>
            <text:p><text:span text:style-name="T2">GdkPixbuf.Pixbuf.new_from_data()</text:span></text:p>
          </draw:text-box>
        </draw:frame>
        <draw:connector draw:style-name="gr2" draw:text-style-name="P1" draw:layer="layout" svg:x1="13.052cm" svg:y1="13.759cm" svg:x2="13.695cm" svg:y2="14.665cm" draw:start-shape="id34" draw:start-glue-point="2" draw:end-shape="id35" draw:end-glue-point="3" svg:d="M13052 13759v906h643" svg:viewBox="0 0 644 907">
          <text:p/>
        </draw:connector>
        <draw:frame draw:style-name="gr9" draw:text-style-name="P7" draw:layer="layout" svg:width="10.414cm" svg:height="4.517cm" svg:x="19.542cm" svg:y="1.127cm">
          <draw:text-box>
            <text:p>Add:</text:p>
            <text:p>- zoom (GdkPixbuf.scale())</text:p>
            <text:p>- mask (numpy.ma.where())</text:p>
            <text:p>- partial images</text:p>
            <text:p>- circles</text:p>
          </draw:text-box>
        </draw:frame>
        <draw:frame draw:style-name="gr3" draw:text-style-name="P3" draw:layer="layout" svg:width="7.112cm" svg:height="0.725cm" svg:x="6.154cm" svg:y="9.079cm">
          <draw:text-box>
            <text:p><text:span text:style-name="T2">numpy.ma.where()</text:span></text:p>
          </draw:text-box>
        </draw:frame>
        <draw:custom-shape draw:style-name="gr1" draw:text-style-name="P2" xml:id="id32" draw:id="id32" draw:layer="layout" svg:width="2.54cm" svg:height="1.397cm" svg:x="4.048cm" svg:y="5.445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18cm" svg:y1="6.842cm" svg:x2="6.059cm" svg:y2="8.026cm" draw:start-shape="id32" draw:start-glue-point="2" draw:end-shape="id29" draw:end-glue-point="3" svg:d="M5318 6842v1184h741" svg:viewBox="0 0 742 1185">
          <text:p/>
        </draw:connector>
        <draw:frame draw:style-name="gr3" draw:text-style-name="P3" draw:layer="layout" svg:width="7.112cm" svg:height="0.725cm" svg:x="3.413cm" svg:y="4.72cm">
          <draw:text-box>
            <text:p><text:span text:style-name="T2">slice[x0:x1][y0:y1]</text:span></text:p>
          </draw:text-box>
        </draw:frame>
        <draw:frame draw:style-name="gr3" draw:text-style-name="P3" draw:layer="layout" svg:width="7.112cm" svg:height="0.725cm" svg:x="6.461cm" svg:y="5.355cm">
          <draw:text-box>
            <text:p><text:span text:style-name="T2">(numpy matrix of floats)</text:span></text:p>
          </draw:text-box>
        </draw:frame>
        <draw:custom-shape draw:style-name="gr1" draw:text-style-name="P2" xml:id="id38" draw:id="id38" draw:layer="layout" svg:width="2.54cm" svg:height="1.397cm" svg:x="21.32cm" svg:y="19.161cm">
          <text:p text:style-name="P1"><text:span text:style-name="T1">TB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41cm" svg:y1="19.428cm" svg:x2="21.32cm" svg:y2="19.859cm" draw:start-shape="id37" draw:start-glue-point="2" draw:end-shape="id38" draw:end-glue-point="3" svg:d="M19410 19428v431h1910" svg:viewBox="0 0 1911 432">
          <text:p/>
        </draw:connector>
        <draw:frame draw:style-name="gr3" draw:text-style-name="P3" draw:layer="layout" svg:width="3.302cm" svg:height="0.725cm" svg:x="17.637cm" svg:y="19.796cm">
          <draw:text-box>
            <text:p><text:span text:style-name="T2">Pixbuf.scale()</text:span></text:p>
          </draw:text-box>
        </draw:frame>
        <draw:frame draw:style-name="gr3" draw:text-style-name="P3" draw:layer="layout" svg:width="3.175cm" svg:height="0.725cm" svg:x="23.765cm" svg:y="19.579cm">
          <draw:text-box>
            <text:p><text:span text:style-name="T2">Pixbuf/RGB</text:span></text:p>
          </draw:text-box>
        </draw:frame>
      </draw:page>
      <draw:page draw:name="page5" draw:style-name="dp1" draw:master-page-name="Default">
        <draw:frame draw:style-name="gr10" draw:text-style-name="P7" draw:layer="layout" svg:width="31.75cm" svg:height="18.542cm" svg:x="1.762cm" svg:y="1.381cm">
          <draw:text-box>
            <text:p>FITSViewer API:</text:p>
            <text:list text:style-name="L1">
              <text:list-item>
                <text:p>.FitsViewer(parent)</text:p>
              </text:list-item>
              <text:list-item>
                <text:p>.set_callback('button-release-event', callback_func) # ?????</text:p>
              </text:list-item>
              <text:list-item>
                <text:p>.set_size_request(h, w)</text:p>
              </text:list-item>
              <text:list-item>
                <text:p>.zoom_to(factor)</text:p>
              </text:list-item>
              <text:list-item>
                <text:p>.set_renderer(enum?)</text:p>
              </text:list-item>
              <text:list-item>
                <text:p>.get_cut_levels()</text:p>
              </text:list-item>
              <text:list-item>
                <text:p>.set_cut_levels() #??</text:p>
              </text:list-item>
              <text:list-item>
                <text:p>.set_center(x, y) # original image coordinates</text:p>
              </text:list-item>
              <text:list-item>
                <text:p>.load_file(filename)</text:p>
              </text:list-item>
              <text:list-item>
                <text:p>.load_dark(filename) # might be None</text:p>
              </text:list-item>
              <text:list-item>
                <text:p>.load_flat(filename) # might be None</text:p>
              </text:list-item>
              <text:list-item>
                <text:p>.reset_view_on_click(FITSViewer)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</meta:initial-creator>
    <meta:creation-date>2018-10-27T10:04:37.003951818</meta:creation-date>
    <dc:date>2018-11-01T11:02:28.414427660</dc:date>
    <dc:creator>Mark </dc:creator>
    <meta:editing-duration>PT13H27M27S</meta:editing-duration>
    <meta:editing-cycles>5</meta:editing-cycles>
    <meta:generator>LibreOffice/6.0.4.2$Linux_X86_64 LibreOffice_project/9b0d9b32d5dcda91d2f1a96dc04c645c450872bf</meta:generator>
    <meta:printed-by>Mark </meta:printed-by>
    <meta:print-date>2018-10-29T22:26:19.833773403</meta:print-date>
    <meta:document-statistic meta:object-count="117"/>
  </office:meta>
</office:document-meta>
</file>